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ower supply current measurement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uA</text:p>
          </table:table-cell>
          <table:covered-table-cell/>
        </table:table-row>
        <table:table-row table:style-name="ro1">
          <table:table-cell table:number-columns-repeated="2"/>
          <table:table-cell office:value-type="string">
            <text:p>Time (s)</text:p>
          </table:table-cell>
          <table:table-cell table:style-name="ce1" office:value-type="string">
            <text:p>74AHC1G14</text:p>
          </table:table-cell>
          <table:table-cell table:style-name="ce1" office:value-type="string">
            <text:p>74HC1G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+[.C4]+10" office:value-type="float" office:value="20">
            <text:p>20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table:formula="of:=+[.C5]+10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2"/>
          <table:table-cell table:formula="of:=+[.C6]+10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2"/>
          <table:table-cell table:formula="of:=+[.C7]+10"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table:number-columns-repeated="2"/>
          <table:table-cell table:formula="of:=+[.C8]+10"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table:number-columns-repeated="2"/>
          <table:table-cell table:formula="of:=+[.C9]+10" office:value-type="float" office:value="70">
            <text:p>70</text:p>
          </table:table-cell>
          <table:table-cell office:value-type="float" office:value="325">
            <text:p>32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table:number-columns-repeated="2"/>
          <table:table-cell table:formula="of:=+[.C10]+10" office:value-type="float" office:value="80">
            <text:p>80</text:p>
          </table:table-cell>
          <table:table-cell office:value-type="float" office:value="420">
            <text:p>420</text:p>
          </table:table-cell>
          <table:table-cell table:style-name="ce2" office:value-type="float" office:value="260">
            <text:p>260</text:p>
          </table:table-cell>
        </table:table-row>
        <table:table-row table:style-name="ro1">
          <table:table-cell table:number-columns-repeated="2"/>
          <table:table-cell table:formula="of:=+[.C11]+10" office:value-type="float" office:value="90">
            <text:p>90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2"/>
          <table:table-cell table:formula="of:=+[.C12]+10" office:value-type="float" office:value="100">
            <text:p>100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 table:number-columns-repeated="2"/>
          <table:table-cell table:formula="of:=+[.C13]+10" office:value-type="float" office:value="110">
            <text:p>110</text:p>
          </table:table-cell>
          <table:table-cell table:style-name="ce2" office:value-type="float" office:value="630">
            <text:p>63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5">02/25/2026</text:date>, <text:time>15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yne Wright</meta:initial-creator>
    <meta:creation-date>2026-02-25T15:21:41.37</meta:creation-date>
    <dc:date>2026-02-25T15:43:50.57</dc:date>
    <dc:creator>Wayne Wright</dc:creator>
    <meta:editing-duration>PT20M45S</meta:editing-duration>
    <meta:editing-cycles>4</meta:editing-cycles>
    <meta:generator>OpenOffice/4.1.15$Win32 OpenOffice.org_project/4115m2$Build-9813</meta:generator>
    <meta:document-statistic meta:table-count="3" meta:cell-count="35" meta:object-count="0"/>
  </office:meta>
</office:document-meta>
</file>